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2b2b2b" draw:marker-start-width="0.28cm" draw:marker-end-width="0.28cm" draw:fill="solid" draw:fill-color="#ffffff" draw:textarea-horizontal-align="justify" draw:textarea-vertical-align="middle" draw:auto-grow-height="false" fo:min-height="0.7cm" fo:min-width="0.45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" style:family="graphic" style:parent-style-name="standard">
      <style:graphic-properties svg:stroke-width="0.05cm" svg:stroke-color="#2b2b2b" draw:marker-start="Circle" draw:marker-start-width="0.28cm" draw:marker-end="Linienspitzen_20_1" draw:marker-end-width="0.38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2b2b2b" draw:marker-start="" draw:marker-start-width="0.28cm" draw:marker-end="Linienspitzen_20_1" draw:marker-end-width="0.38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 style:writing-mode="lr-tb"/>
      <style:text-properties fo:font-size="16pt" style:font-size-asian="18pt" style:font-size-complex="18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16pt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cm" svg:height="1cm" svg:x="2.25cm" svg:y="0.25cm">
          <text:p text:style-name="P1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cm" svg:height="1cm" svg:x="3.25cm" svg:y="0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cm" svg:height="1cm" svg:x="2.25cm" svg:y="2.25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cm" svg:height="1cm" svg:x="3.25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853cm" svg:height="0.962cm" svg:x="0.25cm" svg:y="0.25cm">
          <draw:text-box>
            <text:p>a</text:p>
          </draw:text-box>
        </draw:frame>
        <draw:frame draw:style-name="gr2" draw:text-style-name="P3" draw:layer="layout" svg:width="0.853cm" svg:height="0.962cm" svg:x="0.25cm" svg:y="2.25cm">
          <draw:text-box>
            <text:p>b</text:p>
          </draw:text-box>
        </draw:frame>
        <draw:line draw:style-name="gr3" draw:text-style-name="P4" draw:layer="layout" svg:x1="3.75cm" svg:y1="0.601cm" svg:x2="3.75cm" svg:y2="2.25cm">
          <text:p/>
        </draw:line>
        <draw:path draw:style-name="gr3" draw:text-style-name="P4" draw:layer="layout" svg:width="2.047cm" svg:height="1.646cm" draw:transform="rotate (1.51930911386106) translate (3.597cm 2.765cm)" svg:viewBox="0 0 2048 1647" svg:d="M0 0c126 2149 2123 2046 2046 548">
          <text:p/>
        </draw:path>
        <draw:line draw:style-name="gr4" draw:text-style-name="P4" draw:layer="layout" svg:x1="1cm" svg:y1="0.75cm" svg:x2="2.25cm" svg:y2="0.75cm">
          <text:p/>
        </draw:line>
        <draw:line draw:style-name="gr4" draw:text-style-name="P4" draw:layer="layout" svg:x1="1cm" svg:y1="2.75cm" svg:x2="2.25cm" svg:y2="2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cm" fo:page-height="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5T12:27:15.635508290</meta:creation-date>
    <dc:date>2023-01-15T17:09:30.396305299</dc:date>
    <meta:editing-duration>PT1H18M12S</meta:editing-duration>
    <meta:editing-cycles>22</meta:editing-cycles>
    <meta:generator>LibreOffice/7.0.4.2$Linux_X86_64 LibreOffice_project/00$Build-2</meta:generator>
    <meta:document-statistic meta:object-count="10"/>
  </office:meta>
</office:document-meta>
</file>